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3-title">
      <style:graphic-properties draw:auto-grow-height="true" fo:min-height="2.5cm"/>
      <style:paragraph-properties style:writing-mode="lr-tb"/>
    </style:style>
    <style:style style:name="pr2" style:family="presentation" style:parent-style-name="Focus3-outline1">
      <style:graphic-properties fo:min-height="11.929cm"/>
      <style:paragraph-properties style:writing-mode="lr-tb"/>
    </style:style>
    <style:style style:name="pr3" style:family="presentation" style:parent-style-name="Focus3-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left="0cm" fo:margin-right="0cm" fo:margin-top="0cm" fo:margin-bottom="0.374cm" fo:text-indent="0cm"/>
    </style:style>
    <style:style style:name="T1" style:family="text">
      <style:text-properties fo:font-weight="bold" style:font-weight-asian="bold" style:font-weight-complex="bold"/>
    </style:style>
    <style:style style:name="T2" style:family="text">
      <style:text-properties fo:font-variant="normal" fo:text-transform="none" fo:color="#666666" loext:opacity="100%" style:text-outline="false" style:text-line-through-style="none" style:text-line-through-type="none" style:font-name="DejaVu Sans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é IA?</text:p>
          </draw:text-box>
        </draw:frame>
        <draw:frame presentation:style-name="pr2" draw:layer="layout" svg:width="24cm" svg:height="10cm" svg:x="2cm" svg:y="4cm" presentation:class="outline" presentation:user-transformed="true">
          <draw:text-box>
            <text:list text:style-name="L2">
              <text:list-item>
                <text:p>Segundo John McCarthy IA é “A ciência e engenharia fazendo maquinas e sistemas inteligentes. É relacionada a tarefa similar de usar computadores para imitar a inteligência humana, porém a inteligência artificial não está limitada a somente os métodos que são biologicamente observáveis.” </text:p>
                <text:p><text:span text:style-name="T1">https://www.ibm.com/topics/artificial-intelligence</text:span></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é o teste de Turing?</text:p>
          </draw:text-box>
        </draw:frame>
        <draw:frame presentation:style-name="pr2" draw:layer="layout" svg:width="24cm" svg:height="10cm" svg:x="2cm" svg:y="4cm" presentation:class="outline">
          <draw:text-box>
            <text:list text:style-name="L2">
              <text:list-item>
                <text:p>Teste inventado na decada de 50 por Alan Turing, pai da computação moderna, consiste em um homem conversar com uma maquina durante 5 minutos sem perceber que ela não é humana. Se o humano não desconfiar a maquina passou no teste.</text:p>
              </text:list-item>
              <text:list-item>
                <text:p><text:span text:style-name="T1">https://atozofai.withgoogle.com/intl/pt-BR/turing-test/</text:span></text:p>
              </text:list-item>
            </text:list>
          </draw:text-box>
        </draw:frame>
        <presentation:notes draw:style-name="dp3">
          <office:forms form:automatic-focus="false" form:apply-design-mode="false"/>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1" draw:text-style-name="P1" draw:layer="layout" svg:width="23cm" svg:height="3.697cm" svg:x="3cm" svg:y="0.402cm" presentation:class="title" presentation:user-transformed="true">
          <draw:text-box>
            <text:p text:style-name="P1">Discuta <text:s text:c="3"/>os <text:s text:c="3"/>riscos <text:s text:c="3"/>e <text:s text:c="3"/>benefícios <text:s text:c="3"/>da <text:s text:c="3"/>IA. <text:s text:c="2"/>Devemos <text:s text:c="3"/>entrar <text:s text:c="3"/>numa <text:s text:c="3"/>moratória <text:s text:c="3"/>de <text:s text:c="3"/>seu desenvolvimento?</text:p>
          </draw:text-box>
        </draw:frame>
        <draw:frame presentation:style-name="pr2" draw:layer="layout" svg:width="24cm" svg:height="10cm" svg:x="2cm" svg:y="4cm" presentation:class="outline" presentation:user-transformed="true">
          <draw:text-box>
            <text:list text:style-name="L2">
              <text:list-item>
                <text:p>Sistemas de IA oferecem muitos benefícios em determinadas tarefas porém não acredito não poderem ser utilizados indiscriminadamente. Acredito que deva haver uma regulação onde pelo menos no momento devido a falta de maturidade destes sistemas decisões e matérias onde vidas estejam em jogo não possam ser computadas, calculadas ou executadas por IA sem o devido acompanhamento e embasamento. Quando falamos em moratória temos um risco de isso atrasar de certa forma o desenvolvimento de IA’s mas vai com certeza trazer IA’s mais seguras para o consumo das pessoas.</text:p>
              </text:list-item>
            </text:list>
          </draw:text-box>
        </draw:frame>
        <presentation:notes draw:style-name="dp3">
          <office:forms form:automatic-focus="false" form:apply-design-mode="false"/>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é um agente e quais suas funções?</text:p>
          </draw:text-box>
        </draw:frame>
        <draw:frame presentation:style-name="pr2" draw:layer="layout" svg:width="24cm" svg:height="10cm" svg:x="2cm" svg:y="4cm" presentation:class="outline" presentation:user-transformed="true">
          <draw:text-box>
            <text:list text:style-name="L2">
              <text:list-item>
                <text:p>Agente é qualquer entidade que: – percebe seu ambiente através de sensores (ex: câmeras, microfone, teclado, conteúdo de arquivos ou de BD,...) – age sobre o ambiente através de atuadores (ex: garra de um robô, vídeo, auto-falante, impressora, chamada a um programa, escrita em arquivos, …)</text:p>
              </text:list-item>
              <text:list-item>
                <text:p><text:span text:style-name="T1">https://www.ime.usp.br/~leliane/IAcurso2006/slides/Aula2-agentes-2006.pdf</text:span></text:p>
              </text:list-item>
            </text:list>
          </draw:text-box>
        </draw:frame>
        <presentation:notes draw:style-name="dp3">
          <office:forms form:automatic-focus="false" form:apply-design-mode="false"/>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que é um agente racional? Quais são suas medidas de desempenho?</text:p>
          </draw:text-box>
        </draw:frame>
        <draw:frame presentation:style-name="pr2" draw:layer="layout" svg:width="24cm" svg:height="10cm" svg:x="2cm" svg:y="4cm" presentation:class="outline">
          <draw:text-box>
            <text:list text:style-name="L2">
              <text:list-item>
                <text:p>Agente racional é aquele que faz a coisa certa, se comporta da melhor maneira possível em um ambiente. Melhor desempenho caracterizado pela medida de desempenho que avalia qualquer sequência de estados do ambiente.</text:p>
              </text:list-item>
            </text:list>
          </draw:text-box>
        </draw:frame>
        <presentation:notes draw:style-name="dp3">
          <office:forms form:automatic-focus="false" form:apply-design-mode="false"/>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Explique o que são os “ambientes de tarefas”e suas propriedades.</text:p>
          </draw:text-box>
        </draw:frame>
        <draw:frame presentation:style-name="pr2" draw:layer="layout" svg:width="24cm" svg:height="10cm" svg:x="2cm" svg:y="4cm" presentation:class="outline">
          <draw:text-box>
            <text:list text:style-name="L2">
              <text:list-item>
                <text:p>Os ambientes de tarefas são estruturas usadas na inteligência artificial para modelar o mundo em que um agente inteligente opera. Esses ambientes são compostos por estados possíveis que o agente pode encontrar, ações que ele pode tomar em cada estado, recompensas que ele pode obter e uma função de transição que descreve como o estado do ambiente muda quando o agente toma uma determinada ação.</text:p>
                <text:p/>
              </text:list-item>
              <text:list-item>
                <text:p>Observabilidade: refere-se a quanto o agente pode observar do ambiente em cada etapa.</text:p>
              </text:list-item>
              <text:list-item>
                <text:p>Estocasticidade: refere-se à incerteza do ambiente. </text:p>
              </text:list-item>
              <text:list-item>
                <text:p>Episodicidade: refere-se se o ambiente é dividido em episódios discretos ou contínuos. </text:p>
              </text:list-item>
              <text:list-item>
                <text:p>Dinamicidade: refere-se se o ambiente muda com o tempo ou permanece constante.</text:p>
                <text:p/>
                <text:p/>
              </text:list-item>
            </text:list>
          </draw:text-box>
        </draw:frame>
        <presentation:notes draw:style-name="dp3">
          <office:forms form:automatic-focus="false" form:apply-design-mode="false"/>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que são agentes reativos e de que tipos podem ser? Detalhe-os.</text:p>
          </draw:text-box>
        </draw:frame>
        <draw:frame presentation:style-name="pr2" draw:layer="layout" svg:width="24cm" svg:height="10cm" svg:x="2cm" svg:y="4cm" presentation:class="outline">
          <draw:text-box>
            <text:list text:style-name="L2">
              <text:list-item>
                <text:p>Os agentes reativos são uma classe de agentes de inteligência artificial que tomam decisões com base apenas nas percepções imediatas do ambiente em que estão inseridos, sem considerar informações passadas ou futuras. Esses agentes são geralmente usados em sistemas de controle em tempo real, onde a velocidade de resposta é fundamental.</text:p>
              </text:list-item>
              <text:list-item>
                <text:p/>
              </text:list-item>
              <text:list-item>
                <text:p>Agentes reativos simples: são os mais básicos e tomam decisões diretamente com base nas percepções do ambiente. Eles não têm memória ou capacidade de planejamento. Em geral, esses agentes são úteis para ambientes com poucas variáveis.</text:p>
              </text:list-item>
              <text:list-item>
                <text:p/>
              </text:list-item>
              <text:list-item>
                <text:p>Agentes reativos baseados em modelo: esses agentes mantêm um modelo interno do ambiente e usam esse modelo para prever o efeito de suas ações. Isso permite que o agente tome decisões mais complexas, como evitar obstáculos em um ambiente em movimento.</text:p>
              </text:list-item>
              <text:list-item>
                <text:p/>
              </text:list-item>
              <text:list-item>
                <text:p>Agentes reativos baseados em objetivo: esses agentes são capazes de formular objetivos a serem alcançados no ambiente. Eles usam as informações do ambiente para selecionar as ações que os ajudam a alcançar esses objetivos.</text:p>
              </text:list-item>
              <text:list-item>
                <text:p/>
              </text:list-item>
              <text:list-item>
                <text:p>Agentes reativos baseados em utilidade: esses agentes atribuem uma utilidade a cada ação possível e escolhem a ação com a maior utilidade. A utilidade é uma medida subjetiva da qualidade da ação em relação aos objetivos do agente.</text:p>
              </text:list-item>
              <text:list-item>
                <text:p/>
              </text:list-item>
              <text:list-item>
                <text:p>Em geral, os agentes reativos são eficazes para ambientes simples e com pouca incerteza. À medida que o ambiente se torna mais complexo, a capacidade de planejamento e de aprendizado se torna mais importante, e outros tipos de agentes devem ser considerados.</text:p>
              </text:list-item>
            </text:list>
          </draw:text-box>
        </draw:frame>
        <presentation:notes draw:style-name="dp3">
          <office:forms form:automatic-focus="false" form:apply-design-mode="false"/>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são problemas padronizados?</text:p>
          </draw:text-box>
        </draw:frame>
        <draw:frame presentation:style-name="pr2" draw:layer="layout" svg:width="24cm" svg:height="10cm" svg:x="2cm" svg:y="4cm" presentation:class="outline" presentation:user-transformed="true">
          <draw:text-box>
            <text:list text:style-name="L2">
              <text:list-item>
                <text:p>Problemas padronizados são tarefas em que para a IA encontrar a solução ela segue um conjunto de regras e instruções pré definidas. Dada a clareza das regras e instruções normalmente tem uma solução bem definida.</text:p>
              </text:list-item>
              <text:list-item>
                <text:p>Exemplo: Jogo de xadrês.</text:p>
              </text:list-item>
            </text:list>
          </draw:text-box>
        </draw:frame>
        <presentation:notes draw:style-name="dp3">
          <office:forms form:automatic-focus="false" form:apply-design-mode="false"/>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são algorítimos de busca?</text:p>
          </draw:text-box>
        </draw:frame>
        <draw:frame presentation:style-name="pr2" draw:layer="layout" svg:width="24cm" svg:height="10cm" svg:x="2cm" svg:y="4cm" presentation:class="outline" presentation:user-transformed="true">
          <draw:text-box>
            <text:list text:style-name="L2">
              <text:list-item>
                <text:p>São técnicas usadas em IA para encontrar soluções para um problema especifico onde a IA deve responder ao problema com um conjunto de ações a serem tomadas.</text:p>
              </text:list-item>
              <text:list-item>
                <text:p>Comumente usado na industria de jogos</text:p>
              </text:list-item>
              <text:list-item>
                <text:p>A* é um exemplo</text:p>
              </text:list-item>
              <text:list-item>
                <text:p>As buscas podem ser: local, heurística, largura e profundidade.</text:p>
              </text:list-item>
            </text:list>
          </draw:text-box>
        </draw:frame>
        <presentation:notes draw:style-name="dp3">
          <office:forms form:automatic-focus="false" form:apply-design-mode="false"/>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Como medimos o desempenho de um sistema de inteligencia artificial?</text:p>
          </draw:text-box>
        </draw:frame>
        <draw:frame presentation:style-name="pr2" draw:layer="layout" svg:width="24cm" svg:height="10cm" svg:x="2cm" svg:y="4cm" presentation:class="outline" presentation:user-transformed="true">
          <draw:text-box>
            <text:list text:style-name="L2">
              <text:list-item>
                <text:p>Podemos nos utilizar de algumas métricas relacionadas ao problema que estamos resolvendo com a IA.</text:p>
              </text:list-item>
              <text:list-item>
                <text:p>Precisão: Exemplo: Acurácia de uma IA que identifica objetos e coisas (Treinamento com captcha).</text:p>
              </text:list-item>
              <text:list-item>
                <text:p>Tempo de execução: Quanto tempo o sistema leva para responder ao problema.</text:p>
              </text:list-item>
              <text:list-item>
                <text:p>Uso de recursos: Quanta computação um algorítimo precisou para resolver um problema. É possível otimizá-lo mais?</text:p>
              </text:list-item>
              <text:list-item>
                <text:p>Recall: Mede a proporção de instâncias que foram identificadas corretamente em um controle. Exemplo: Quantas placas de carro do total de placas que passaram pelo radar foram identificadas.</text:p>
              </text:list-item>
              <text:list-item>
                <text:p>F1 Score: Combina precisão e Recall</text:p>
              </text:list-item>
            </text:list>
          </draw:text-box>
        </draw:frame>
        <presentation:notes draw:style-name="dp3">
          <office:forms form:automatic-focus="false" form:apply-design-mode="false"/>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1" draw:text-style-name="P1" draw:layer="layout" svg:width="23cm" svg:height="3.697cm" svg:x="3cm" svg:y="0.402cm" presentation:class="title" presentation:user-transformed="true">
          <draw:text-box>
            <text:p text:style-name="P1">Cite algumas estratégias de busca sem informação. Dê exemplos e explique sua implementação.</text:p>
          </draw:text-box>
        </draw:frame>
        <draw:frame presentation:style-name="pr2" draw:layer="layout" svg:width="24cm" svg:height="10cm" svg:x="2cm" svg:y="4cm" presentation:class="outline" presentation:user-transformed="true">
          <draw:text-box>
            <text:list text:style-name="L2">
              <text:list-item>
                <text:p>DFS: Busca em profundidade, Começa a partir do nó raiz e explora cada ramo o maximo possível antes de voltar a explorar outros ramos.</text:p>
              </text:list-item>
              <text:list-item>
                <text:p>BFS: Busca em largura, Começa do nó raiz e explora todos os sucessores de um nó antes de passar para o próximo nivel da árvore.</text:p>
              </text:list-item>
              <text:list-item>
                <text:p>DLS: Busca em profundidade limitada, Parecido com DFS porém limita a profundidade da exploração.</text:p>
              </text:list-item>
              <text:list-item>
                <text:p>UCS: Busca de custo uniforme, Começa expandindo o nó com menor custo de caminho, ou seja, o que tem o menor custo acumulado até o momento.</text:p>
                <text:p/>
                <text:p>Djikstra usa somente de UCS para realizar sua busca procurando o caminho mais curto em um grafo ponderado.</text:p>
              </text:list-item>
            </text:list>
          </draw:text-box>
        </draw:frame>
        <presentation:notes draw:style-name="dp3">
          <office:forms form:automatic-focus="false" form:apply-design-mode="false"/>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Explique a busca em profundidade e o problema da memória</text:p>
          </draw:text-box>
        </draw:frame>
        <draw:frame presentation:style-name="pr2" draw:layer="layout" svg:width="24cm" svg:height="10cm" svg:x="2cm" svg:y="4cm" presentation:class="outline" presentation:user-transformed="true">
          <draw:text-box>
            <text:list text:style-name="L2">
              <text:list-item>
                <text:p text:style-name="P4"><text:span text:style-name="T2">A busca em profundidade c</text:span>omeça a partir do nó raiz e explora cada ramo o maximo possível antes de voltar a explorar outros ramos.</text:p>
              </text:list-item>
              <text:list-item>
                <text:p text:style-name="P4">Se tiver muitos nós em um determinado nivel pode ficar presa em um looping infinito e estourar a memória.</text:p>
              </text:list-item>
            </text:list>
          </draw:text-box>
        </draw:frame>
        <presentation:notes draw:style-name="dp3">
          <office:forms form:automatic-focus="false" form:apply-design-mode="false"/>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placeholder="true" presentation:user-transformed="true">
          <draw:text-box/>
        </draw:frame>
        <draw:frame presentation:style-name="pr2" draw:layer="layout" svg:width="24cm" svg:height="10cm" svg:x="2cm" svg:y="4cm" presentation:class="outline" presentation:placeholder="true" presentation:user-transformed="true">
          <draw:text-box/>
        </draw:frame>
        <presentation:notes draw:style-name="dp3">
          <office:forms form:automatic-focus="false" form:apply-design-mode="false"/>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Explique o algorítimo Simulated Annealing:</text:p>
          </draw:text-box>
        </draw:frame>
        <draw:frame presentation:style-name="pr2" draw:layer="layout" svg:width="24cm" svg:height="10cm" svg:x="2cm" svg:y="4cm" presentation:class="outline" presentation:user-transformed="true">
          <draw:text-box>
            <text:list text:style-name="L2">
              <text:list-item>
                <text:p>Inspirado no processo de resfriamento e tempera de materiais consiste em encontrar a melhor solução para um determinado problema sendo essa representada como um ponto em um espaço de soluções.</text:p>
              </text:list-item>
              <text:list-item>
                <text:p>Começa com uma solução inicial e realiza uma série de iterações em cada uma das quais ele gera uma nova solução aleatória próxima da solução atual. Se a nova solução for melhor que a anterior ele aceita e a torna a nova solução atual. Porém se mais longe da solução atual ele estiver chegando ele usa de uma função de probabilidade baseada na temperatura atual.</text:p>
              </text:list-item>
              <text:list-item>
                <text:p>Cada iteração do algorítimo diminui a “temperatura” o que diminui a probabilidade de aceitar soluções piores e leva o algorítimo a convergir para uma solução ótima.</text:p>
              </text:list-item>
            </text:list>
          </draw:text-box>
        </draw:frame>
        <presentation:notes draw:style-name="dp3">
          <office:forms form:automatic-focus="false" form:apply-design-mode="false"/>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são algorítimos genéticos? O que significa o efeito baldwin?</text:p>
          </draw:text-box>
        </draw:frame>
        <draw:frame presentation:style-name="pr2" draw:layer="layout" svg:width="24cm" svg:height="10cm" svg:x="2cm" svg:y="4cm" presentation:class="outline" presentation:user-transformed="true">
          <draw:text-box>
            <text:list text:style-name="L2">
              <text:list-item>
                <text:p>Algoritmos genéticos são algoritmos de otimização inspirados pelo processo de seleção natural e evolução biológica.</text:p>
              </text:list-item>
              <text:list-item>
                <text:p>Efeito Baldwin é um fenômeno em que a aprendizagem adquirida por um indivíduo durante sua vida pode ser transferida para seus descendentes por meio de mudanças em seus genes. Exemplo: Evolução orientada a soluções mais eficientes como povos que podem respirar por muito tempo embaixo d’agua pois vem de linhagens de varias gerações de pescadores submarinos.</text:p>
              </text:list-item>
            </text:list>
          </draw:text-box>
        </draw:frame>
        <presentation:notes draw:style-name="dp3">
          <office:forms form:automatic-focus="false" form:apply-design-mode="false"/>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são buscas por ações não determinísticas?</text:p>
          </draw:text-box>
        </draw:frame>
        <draw:frame presentation:style-name="pr2" draw:layer="layout" svg:width="24cm" svg:height="10cm" svg:x="2cm" svg:y="4cm" presentation:class="outline" presentation:user-transformed="true">
          <draw:text-box>
            <text:list text:style-name="L2">
              <text:list-item>
                <text:p>Tipo de busca que lida com incerteza na escolha de ações. Podem produzir vários resultados possíveis, cada um com uma probabilidade associada.</text:p>
              </text:list-item>
              <text:list-item>
                <text:p>A incerteza pode ser causada pela natureza do ambiente ou falta de informação sobre o estado atual do problema.</text:p>
              </text:list-item>
              <text:list-item>
                <text:p>Usa de estrategias de probabilidade para avaliar possibilidades de cada ação.</text:p>
              </text:list-item>
            </text:list>
          </draw:text-box>
        </draw:frame>
        <presentation:notes draw:style-name="dp3">
          <office:forms form:automatic-focus="false" form:apply-design-mode="false"/>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são problemas padronizados?</text:p>
          </draw:text-box>
        </draw:frame>
        <draw:frame presentation:style-name="pr2" draw:layer="layout" svg:width="24cm" svg:height="10cm" svg:x="2cm" svg:y="4cm" presentation:class="outline" presentation:placeholder="true" presentation:user-transformed="true">
          <draw:text-box/>
        </draw:frame>
        <presentation:notes draw:style-name="dp3">
          <office:forms form:automatic-focus="false" form:apply-design-mode="false"/>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são problemas padronizados?</text:p>
          </draw:text-box>
        </draw:frame>
        <draw:frame presentation:style-name="pr2" draw:layer="layout" svg:width="24cm" svg:height="10cm" svg:x="2cm" svg:y="4cm" presentation:class="outline" presentation:placeholder="true" presentation:user-transformed="true">
          <draw:text-box/>
        </draw:frame>
        <presentation:notes draw:style-name="dp3">
          <office:forms form:automatic-focus="false" form:apply-design-mode="false"/>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Focus3" presentation:presentation-page-layout-name="AL1T1">
        <office:forms form:automatic-focus="false" form:apply-design-mode="false"/>
        <draw:frame presentation:style-name="pr1" draw:text-style-name="P1" draw:layer="layout" svg:width="23cm" svg:height="2.5cm" svg:x="3cm" svg:y="1cm" presentation:class="title" presentation:user-transformed="true">
          <draw:text-box>
            <text:p text:style-name="P1">O que são problemas padronizados?</text:p>
          </draw:text-box>
        </draw:frame>
        <draw:frame presentation:style-name="pr2" draw:layer="layout" svg:width="24cm" svg:height="10cm" svg:x="2cm" svg:y="4cm" presentation:class="outline" presentation:placeholder="true" presentation:user-transformed="true">
          <draw:text-box/>
        </draw:frame>
        <presentation:notes draw:style-name="dp3">
          <office:forms form:automatic-focus="false" form:apply-design-mode="false"/>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1"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loext:color-lum-mod="100%" loext:color-lum-off="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loext:color-lum-mod="100%" loext:color-lum-off="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loext:color-lum-mod="100%" loext:color-lum-off="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loext:color-lum-mod="100%" loext:color-lum-off="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loext:color-lum-mod="100%" loext:color-lum-off="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loext:color-lum-mod="100%" loext:color-lum-off="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loext:color-lum-mod="100%" loext:color-lum-off="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loext:color-lum-mod="100%" loext:color-lum-off="0%" style:font-name="Liberation Sans1"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loext:color-lum-mod="100%" loext:color-lum-off="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loext:color-lum-mod="100%" loext:color-lum-off="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loext:color-lum-mod="100%" loext:color-lum-off="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loext:color-lum-mod="100%" loext:color-lum-off="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loext:color-lum-mod="100%" loext:color-lum-off="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loext:color-lum-mod="100%" loext:color-lum-off="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loext:color-lum-mod="100%" loext:color-lum-off="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loext:color-lum-mod="100%" loext:color-lum-off="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loext:color-lum-mod="100%" loext:color-lum-off="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loext:color-lum-mod="100%" loext:color-lum-off="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loext:color-lum-mod="100%" loext:color-lum-off="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úmero&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úmero&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úme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úmero&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16T22:12:59.385000000</meta:creation-date>
    <meta:editing-duration>PT20H32M47S</meta:editing-duration>
    <meta:editing-cycles>3</meta:editing-cycles>
    <meta:generator>LibreOffice/7.4.0.3$Windows_X86_64 LibreOffice_project/f85e47c08ddd19c015c0114a68350214f7066f5a</meta:generator>
    <dc:title>Focus</dc:title>
    <dc:date>2023-04-17T18:45:46.197000000</dc:date>
    <meta:document-statistic meta:object-count="152"/>
  </office:meta>
</office:document-meta>
</file>